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color="#0F9ED5" fo:font-size="14pt" style:font-size-asian="14pt" style:font-size-complex="14pt"/>
    </style:style>
    <style:style style:name="P2" style:parent-style-name="Normal" style:family="paragraph">
      <style:paragraph-properties fo:background-color="#F2CEED">
        <style:background-fill draw:fill="solid" draw:fill-color="#F2CEED"/>
      </style:paragraph-properties>
      <style:text-properties fo:color="#A02B93"/>
    </style:style>
    <style:style style:name="P3" style:parent-style-name="Normal" style:family="paragraph">
      <style:paragraph-properties fo:background-color="#F2CEED">
        <style:background-fill draw:fill="solid" draw:fill-color="#F2CEED"/>
      </style:paragraph-properties>
      <style:text-properties fo:color="#A02B93"/>
    </style:style>
    <style:style style:name="P4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P5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P6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7" style:parent-style-name="Tipodeletrapredefinidodoparágrafo" style:family="text">
      <style:text-properties fo:color="#A02B93" fo:background-color="#F2CEED"/>
    </style:style>
    <style:style style:name="P8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P9" style:parent-style-name="Normal" style:family="paragraph">
      <style:paragraph-properties fo:background-color="#F2CEED">
        <style:background-fill draw:fill="solid" draw:fill-color="#F2CEED"/>
      </style:paragraph-properties>
      <style:text-properties fo:color="#A02B93"/>
    </style:style>
    <style:style style:name="P10" style:parent-style-name="Normal" style:family="paragraph">
      <style:paragraph-properties fo:background-color="#FFFFFF">
        <style:background-fill draw:fill="solid" draw:fill-color="#FFFFFF"/>
      </style:paragraph-properties>
      <style:text-properties fo:color="#000000"/>
    </style:style>
    <style:style style:name="P11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12" style:parent-style-name="Tipodeletrapredefinidodoparágrafo" style:family="text">
      <style:text-properties fo:color="#A02B93" fo:background-color="#F2CEED"/>
    </style:style>
    <style:style style:name="T13" style:parent-style-name="Tipodeletrapredefinidodoparágrafo" style:family="text">
      <style:text-properties fo:color="#000000"/>
    </style:style>
    <style:style style:name="P14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15" style:parent-style-name="Tipodeletrapredefinidodoparágrafo" style:family="text">
      <style:text-properties fo:color="#A02B93" fo:background-color="#F2CEED"/>
    </style:style>
    <style:style style:name="T16" style:parent-style-name="Tipodeletrapredefinidodoparágrafo" style:family="text">
      <style:text-properties fo:color="#000000"/>
    </style:style>
    <style:style style:name="P17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18" style:parent-style-name="Tipodeletrapredefinidodoparágrafo" style:family="text">
      <style:text-properties fo:color="#A02B93" fo:background-color="#F2CEED"/>
    </style:style>
    <style:style style:name="T19" style:parent-style-name="Tipodeletrapredefinidodoparágrafo" style:family="text">
      <style:text-properties fo:color="#000000"/>
    </style:style>
    <style:style style:name="P20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21" style:parent-style-name="Tipodeletrapredefinidodoparágrafo" style:family="text">
      <style:text-properties fo:color="#A02B93" fo:background-color="#F2CEED"/>
    </style:style>
    <style:style style:name="T22" style:parent-style-name="Tipodeletrapredefinidodoparágrafo" style:family="text">
      <style:text-properties fo:color="#000000"/>
    </style:style>
    <style:style style:name="P23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24" style:parent-style-name="Tipodeletrapredefinidodoparágrafo" style:family="text">
      <style:text-properties fo:color="#A02B93" fo:background-color="#F2CEED"/>
    </style:style>
    <style:style style:name="T25" style:parent-style-name="Tipodeletrapredefinidodoparágrafo" style:family="text">
      <style:text-properties fo:color="#000000"/>
    </style:style>
    <style:style style:name="P26" style:parent-style-name="Normal" style:family="paragraph">
      <style:paragraph-properties fo:background-color="#FFFFFF">
        <style:background-fill draw:fill="solid" draw:fill-color="#FFFFFF"/>
      </style:paragraph-properties>
    </style:style>
    <style:style style:name="T27" style:parent-style-name="Tipodeletrapredefinidodoparágrafo" style:family="text">
      <style:text-properties fo:color="#A02B93" fo:background-color="#F2CEED"/>
    </style:style>
  </office:automatic-styles>
  <office:body>
    <office:text text:use-soft-page-breaks="true">
      <text:p text:style-name="P1">Reunião Sotinsa – Apontamentos</text:p>
      <text:p text:style-name="P2">333333333333333333333333333333333333333333333333333333333333333333</text:p>
      <text:p text:style-name="Normal">-Aplicação mobile : Apenas para o formando</text:p>
      <text:p text:style-name="Normal">-Aplicação web : Administrador , Gestor , Formando , Formador</text:p>
      <text:p text:style-name="P3">333333333333333333333333333333333333333333333333333333333333333333</text:p>
      <text:p text:style-name="P4">Qual a diferença entre Administrador e gestor ?<text:s/></text:p>
      <text:p text:style-name="P5"><text:tab/>O Gestor irá fazer apenas a gestão dos cursos , enquanto que o administrador irá realizar a gestão de tudo , incluindo criar novas contas de utilizadotes</text:p>
      <text:p text:style-name="P6"><text:span text:style-name="T7">333333333333333333333333333333333333333333333333333333333333333333</text:span>Para um utilizador ser formando tem de pertencer á softinsa</text:p>
      <text:p text:style-name="P8">Já os formadores podem não pertencer á softinsa</text:p>
      <text:p text:style-name="P9">333333333333333333333333333333333333333333333333333333333333333333</text:p>
      <text:p text:style-name="P10">Para evitar duplicação na base de dados usamos o numero de funcionário da softinsa , que será único para cada funcionário</text:p>
      <text:p text:style-name="P11"><text:span text:style-name="T12">333333333333333333333333333333333333333333333333333333333333333333</text:span><text:span text:style-name="T13">Falta uma barra de pesquisa do mesmo género que os filtros , com área de formação e categorias</text:span></text:p>
      <text:p text:style-name="P14"><text:span text:style-name="T15">333333333333333333333333333333333333333333333333333333333333333333</text:span><text:span text:style-name="T16">No caso de um curso ser assíncrono ( Não tem associado um formador ) existem quizes automáticos</text:span></text:p>
      <text:p text:style-name="P17"><text:span text:style-name="T18">333333333333333333333333333333333333333333333333333333333333333333</text:span><text:span text:style-name="T19">Nos vídeos das aulas assíncronas , não será necessário os comentários que temos , podemos substituir por material de apoio</text:span></text:p>
      <text:p text:style-name="P20"><text:span text:style-name="T21">333333333333333333333333333333333333333333333333333333333333333333</text:span><text:span text:style-name="T22">O formador só pode fazer alterações nos cursos onde é formador<text:s/></text:span></text:p>
      <text:p text:style-name="P23"><text:span text:style-name="T24">333333333333333333333333333333333333333333333333333333333333333333</text:span><text:span text:style-name="T25">No caso do curso já estiver a decorrer , não deve ser possível fazer inscrições no mesmo</text:span></text:p>
      <text:p text:style-name="P26"><text:span text:style-name="T27">33333333333333333333333333333333333333333333333333333333333333333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nês Matos Silva</meta:initial-creator>
    <dc:creator>Inês Matos Silva</dc:creator>
    <meta:creation-date>2025-03-19T17:22:00Z</meta:creation-date>
    <dc:date>2025-03-19T17:32:00Z</dc:date>
    <meta:template xlink:href="Normal" xlink:type="simple"/>
    <meta:editing-cycles>1</meta:editing-cycles>
    <meta:editing-duration>PT600S</meta:editing-duration>
    <meta:document-statistic meta:page-count="1" meta:paragraph-count="3" meta:word-count="265" meta:character-count="1698" meta:row-count="11" meta:non-whitespace-character-count="1436"/>
  </office:meta>
</office:document-meta>
</file>